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55fd" officeooo:paragraph-rsid="001955fd"/>
    </style:style>
    <style:style style:name="P2" style:family="paragraph" style:parent-style-name="Standard">
      <style:text-properties officeooo:rsid="001c538e" officeooo:paragraph-rsid="001c538e"/>
    </style:style>
    <style:style style:name="P3" style:family="paragraph" style:parent-style-name="Standard">
      <style:text-properties officeooo:rsid="001c538e" officeooo:paragraph-rsid="001d3f5b"/>
    </style:style>
    <style:style style:name="P4" style:family="paragraph" style:parent-style-name="Standard">
      <style:text-properties officeooo:rsid="001d3f5b" officeooo:paragraph-rsid="001d3f5b"/>
    </style:style>
    <style:style style:name="P5" style:family="paragraph" style:parent-style-name="Standard">
      <style:text-properties officeooo:rsid="001d7a54" officeooo:paragraph-rsid="001d7a54"/>
    </style:style>
    <style:style style:name="P6" style:family="paragraph" style:parent-style-name="Standard">
      <style:text-properties officeooo:rsid="001e9ebf" officeooo:paragraph-rsid="001e9ebf"/>
    </style:style>
    <style:style style:name="P7" style:family="paragraph" style:parent-style-name="Standard">
      <style:text-properties officeooo:rsid="001fe970" officeooo:paragraph-rsid="001fe970"/>
    </style:style>
    <style:style style:name="P8" style:family="paragraph" style:parent-style-name="Standard">
      <style:text-properties officeooo:rsid="00211921" officeooo:paragraph-rsid="00211921"/>
    </style:style>
    <style:style style:name="P9" style:family="paragraph" style:parent-style-name="Standard">
      <style:text-properties officeooo:rsid="00230727" officeooo:paragraph-rsid="00230727"/>
    </style:style>
    <style:style style:name="T1" style:family="text">
      <style:text-properties style:text-position="super 58%"/>
    </style:style>
    <style:style style:name="T2" style:family="text">
      <style:text-properties officeooo:rsid="001d3f5b"/>
    </style:style>
    <style:style style:name="T3" style:family="text">
      <style:text-properties officeooo:rsid="0023072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ork</text:p>
      <text:p text:style-name="P1"/>
      <text:p text:style-name="P1">Consultant</text:p>
      <text:p text:style-name="P1"/>
      <text:p text:style-name="P1">Morning Coworking</text:p>
      <text:p text:style-name="P2">Coworking offices – incubator with a lot of companies in the same premises</text:p>
      <text:p text:style-name="P2">Collaborate and exchange</text:p>
      <text:p text:style-name="P1"/>
      <text:p text:style-name="P1">Extia</text:p>
      <text:p text:style-name="P6">Starting principle: do not work, have fun</text:p>
      <text:p text:style-name="P6">Can you smile in the morning?</text:p>
      <text:p text:style-name="P6">Meaning.</text:p>
      <text:p text:style-name="P6">New knowledge accessible.</text:p>
      <text:p text:style-name="P6">Stop having fun when lose meaning.</text:p>
      <text:p text:style-name="P6">90% is meaning, rest is hygiene, etc.</text:p>
      <text:p text:style-name="P1"/>
      <text:p text:style-name="P2">Happiness can not be programmed in a company</text:p>
      <text:p text:style-name="P2">Happiness at work benefits: less absenteeism</text:p>
      <text:p text:style-name="P2">Relationship to work changed – in the past wouldn’t take about happiness</text:p>
      <text:p text:style-name="P2">Capitalism</text:p>
      <text:p text:style-name="P2">Happiness is not easy</text:p>
      <text:p text:style-name="P2">Why raised:</text:p>
      <text:p text:style-name="P2">1. People identify with work – mix professional + personal identity</text:p>
      <text:p text:style-name="P2">2. 21<text:span text:style-name="T1">st</text:span> century all about well-being, etc. - HR wants to provide</text:p>
      <text:p text:style-name="P2">Work = torture in latin</text:p>
      <text:p text:style-name="P2"/>
      <text:p text:style-name="P4">Happiness with uninteresting job – impossible?</text:p>
      <text:p text:style-name="P4">Skills &lt;-&gt; happiness</text:p>
      <text:p text:style-name="P4">What’s important: </text:p>
      <text:p text:style-name="P4">1. content - daily task, why do it</text:p>
      <text:p text:style-name="P4">2. conditions – space, organisation/management</text:p>
      <text:p text:style-name="P4">3. manager – feel accompanied, helped when stuck, trained?</text:p>
      <text:p text:style-name="P2"/>
      <text:p text:style-name="P4">People unhappy at work resign: mostly because boss is a dummy</text:p>
      <text:p text:style-name="P4">“Manager is stupid”</text:p>
      <text:p text:style-name="P4">Peers don’t share mentality</text:p>
      <text:p text:style-name="P4"/>
      <text:p text:style-name="P4">Job interview – is person interviewing me someone I’d want to work with?</text:p>
      <text:p text:style-name="P4"/>
      <text:p text:style-name="P4">Human relationships determine a lot: atmosphere, colleagues, management</text:p>
      <text:p text:style-name="P2"/>
      <text:p text:style-name="P6">Boss doesn’t have to be a friend.</text:p>
      <text:p text:style-name="P6">Just a coatch, helps explain*.</text:p>
      <text:p text:style-name="P6">Different approach to life, but still help each other.</text:p>
      <text:p text:style-name="P2"/>
      <text:p text:style-name="P4">Superficial but important?</text:p>
      <text:p text:style-name="P2">Ping pong tables, <text:span text:style-name="T2">coffee for free, games outside.</text:span></text:p>
      <text:p text:style-name="P2"/>
      <text:p text:style-name="P2">Future at work</text:p>
      <text:p text:style-name="P2"/>
      <text:p text:style-name="P2">Calibrated work</text:p>
      <text:p text:style-name="P2">Peer-to-peer learning</text:p>
      <text:p text:style-name="P2"><text:soft-page-break/>Remote work</text:p>
      <text:p text:style-name="P2">Digital equipment training</text:p>
      <text:p text:style-name="P2"/>
      <text:p text:style-name="P2">Technological / digital tool + happiness?</text:p>
      <text:p text:style-name="P4">Only a tool</text:p>
      <text:p text:style-name="P4">Why? Goal of app? Do we need those tools? Are they pointless?</text:p>
      <text:p text:style-name="P4">Else artificial gadget – employees can see if it’s useless</text:p>
      <text:p text:style-name="P4"/>
      <text:p text:style-name="P4">Accesss to knowledge. Develop skills.</text:p>
      <text:p text:style-name="P4"/>
      <text:p text:style-name="P4">Mobile phone.</text:p>
      <text:p text:style-name="P4">Trap: take work home, work weekends, around the clock. Alienation.</text:p>
      <text:p text:style-name="P4">Other side: more freedom, take afteroon off, etc.</text:p>
      <text:p text:style-name="P4"/>
      <text:p text:style-name="P4">Germany legal requirements:</text:p>
      <text:p text:style-name="P4">Stop emails at 7pm.</text:p>
      <text:p text:style-name="P4">Disconnect when get home.</text:p>
      <text:p text:style-name="P4"/>
      <text:p text:style-name="P4">Companies fail by deploying a social network – yamer???</text:p>
      <text:p text:style-name="P3"/>
      <text:p text:style-name="P2">Individualised – not being told what to do by a boss</text:p>
      <text:p text:style-name="P2">Chooose what to do vs be told</text:p>
      <text:p text:style-name="P2">Finish after work, just get salary, etc.</text:p>
      <text:p text:style-name="P4">Be yourself. Don’t hide it if you are very good at something.</text:p>
      <text:p text:style-name="P4">Be an actor. Take initiative. Improve job.</text:p>
      <text:p text:style-name="P4"/>
      <text:p text:style-name="P4">Ability to control work is important to feel accomplished.</text:p>
      <text:p text:style-name="P4">Work not like a robot but like a human.</text:p>
      <text:p text:style-name="P4">Room for initiative.</text:p>
      <text:p text:style-name="P4"/>
      <text:p text:style-name="P5">Assembly line.</text:p>
      <text:p text:style-name="P4"/>
      <text:p text:style-name="P4">Model. Wear a suit.</text:p>
      <text:p text:style-name="P4">Wear same clothes week and the weekend.</text:p>
      <text:p text:style-name="P4"/>
      <text:p text:style-name="P6">Parable: stone catcher</text:p>
      <text:p text:style-name="P6">1. Sweat all day for family</text:p>
      <text:p text:style-name="P6">2. Best stone catcher in the region</text:p>
      <text:p text:style-name="P6">3. Build castle -&gt; meaning</text:p>
      <text:p text:style-name="P6"/>
      <text:p text:style-name="P6">Happiness at work helps economy</text:p>
      <text:p text:style-name="P6"/>
      <text:p text:style-name="P6">Job description: who you are + what you want to do</text:p>
      <text:p text:style-name="P6"/>
      <text:p text:style-name="P6">IT failures</text:p>
      <text:p text:style-name="P6">Frameworks changing all the time</text:p>
      <text:p text:style-name="P6"/>
      <text:p text:style-name="P6">Agile management</text:p>
      <text:p text:style-name="P7">Only possible if can generate transparency – say things without being aggressive</text:p>
      <text:p text:style-name="P7">“Stop being kind, be true” book</text:p>
      <text:p text:style-name="P7">Right to error: can try, but won’t be charged for a mistake</text:p>
      <text:p text:style-name="P7">Start-up like experiments.</text:p>
      <text:p text:style-name="P7"><text:soft-page-break/>IT projects – fail but fail fast</text:p>
      <text:p text:style-name="P7">Prototyping</text:p>
      <text:p text:style-name="P7"/>
      <text:p text:style-name="P7">Priviledge interactions with the process</text:p>
      <text:p text:style-name="P7">“It’s always been that” most stupid sentence in the company</text:p>
      <text:p text:style-name="P7">If know, will do</text:p>
      <text:p text:style-name="P7"/>
      <text:p text:style-name="P7">Bad management – people will resign</text:p>
      <text:p text:style-name="P7"/>
      <text:p text:style-name="P7">Know what you want to measure</text:p>
      <text:p text:style-name="P7">For example, measure happiness</text:p>
      <text:p text:style-name="P7"/>
      <text:p text:style-name="P7">6 equations</text:p>
      <text:p text:style-name="P7">“Great place to work”</text:p>
      <text:p text:style-name="P7"/>
      <text:p text:style-name="P7">Invest in IT</text:p>
      <text:p text:style-name="P7">Ransom attacks underestimated</text:p>
      <text:p text:style-name="P7"/>
      <text:p text:style-name="P7">Build don’t buy</text:p>
      <text:p text:style-name="P7">Take tool and explain it</text:p>
      <text:p text:style-name="P7">vs employees explain what they need and the company develops the tool with agility</text:p>
      <text:p text:style-name="P7"/>
      <text:p text:style-name="P7">Most beautiful present to someone – time given to them</text:p>
      <text:p text:style-name="P7"/>
      <text:p text:style-name="P7">Paradox</text:p>
      <text:p text:style-name="P7">If you love work, might be better to work more???</text:p>
      <text:p text:style-name="P8">1. Personal + professional mixed</text:p>
      <text:p text:style-name="P8">2. Be careful – life is not work. Job =/= passion. Job just for living. Like other things in life.</text:p>
      <text:p text:style-name="P8">3. Enterpreneur – freedom: choose what to want to do when get up in the morning.</text:p>
      <text:p text:style-name="P8">Freedom, framework, or family to be happy? Understand what you like</text:p>
      <text:p text:style-name="P8">Else try different jobs (have this luxury). Put yourself in a condition where you can grow.</text:p>
      <text:p text:style-name="P8"/>
      <text:p text:style-name="P8">Happiness goal is to incease productivity of employees?</text:p>
      <text:p text:style-name="P8">1. Performance linked to happiness. Better for company + employees (win/win). No manipulation?</text:p>
      <text:p text:style-name="P8">Element of life. Important to work a lot???</text:p>
      <text:p text:style-name="P8">2. Not manipulation? Managers/CEO’s don’t hide. Aim for producitivity. Balance.</text:p>
      <text:p text:style-name="P8">Personal question – does that suit me? Be aware of it. Find job elsewhere.</text:p>
      <text:p text:style-name="P8">3. You don’t manipulate because you hired stupid people – reasoning against self. Try to provide happiness. Be pragmatic.</text:p>
      <text:p text:style-name="P8"/>
      <text:p text:style-name="P8">Future of work. Being replaced by AI? No longer obliged to work? </text:p>
      <text:p text:style-name="P8">Can’t predict jobs of the future? Universal income.</text:p>
      <text:p text:style-name="P8">1. <text:span text:style-name="T3">AI meant to reduce hard work to help people. Robots don’t completely replace. Tool for decision making. i.e. farmer (less hard work), lawyer (look less in books), surgeon (precise) etc. Humans have last say? Develop skills of analysis, critical thinking. More robots, more human. Human intelligence not replaced?</text:span></text:p>
      <text:p text:style-name="P9">Listening to client.</text:p>
      <text:p text:style-name="P8">2. <text:span text:style-name="T3">Reduce number of employees if AI gives solution. Empathy?</text:span></text:p>
      <text:p text:style-name="P8">3. <text:span text:style-name="T3">Need consumers for product. Consumers need income. Balance. Progress counter-productive – company whose products nobody buys? Pragramatic rea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5T10:40:58.568127433</meta:creation-date>
    <meta:generator>LibreOffice/6.0.7.3$Linux_X86_64 LibreOffice_project/00m0$Build-3</meta:generator>
    <dc:date>2019-09-05T15:01:18.322338148</dc:date>
    <meta:editing-duration>PT1H14M6S</meta:editing-duration>
    <meta:editing-cycles>3</meta:editing-cycles>
    <meta:document-statistic meta:table-count="0" meta:image-count="0" meta:object-count="0" meta:page-count="3" meta:paragraph-count="113" meta:word-count="781" meta:character-count="4787" meta:non-whitespace-character-count="4098"/>
  </office:meta>
</office:document-meta>
</file>